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238" officeooo:paragraph-rsid="0010c238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FIGMA BOCETO </text:p>
      <text:p text:style-name="P1"/>
      <text:list xml:id="list1560014092" text:style-name="L1">
        <text:list-item>
          <text:p text:style-name="P2">https://www.figma.com/file/y61Vio7DoalRPxQua0bVlS/Grillas?node-id=1%3A3&amp;t=XN3vU4BxxG3Xv5E8-1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8T17:23:35.206119105</meta:creation-date>
    <dc:date>2023-04-08T17:26:17.194194013</dc:date>
    <meta:editing-duration>PT2M48S</meta:editing-duration>
    <meta:editing-cycles>1</meta:editing-cycles>
    <meta:document-statistic meta:table-count="0" meta:image-count="0" meta:object-count="0" meta:page-count="1" meta:paragraph-count="2" meta:word-count="5" meta:character-count="111" meta:non-whitespace-character-count="108"/>
    <meta:generator>LibreOffice/6.4.7.2$Linux_X86_64 LibreOffice_project/40$Build-2</meta:generator>
  </office:meta>
</office:document-meta>
</file>